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56.09mm"/>
        </style:tab-stops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fo:language="en" fo:country="SG" style:font-name-asian="SimSun" style:font-size-asian="10pt" style:language-asian="zh" style:country-asian="CN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SG" style:font-name-asian="Calibri" style:language-asian="zh" style:country-asian="CN" style:font-name-complex="Courier New"/>
    </style:style>
    <style:style style:name="T3" style:family="text">
      <style:text-properties fo:language="en" fo:country="SG" style:font-name-asian="SimSun" style:language-asian="zh" style:country-asian="CN"/>
    </style:style>
    <style:style style:name="T4" style:family="text">
      <style:text-properties fo:language="en" fo:country="SG" style:font-name-asian="SimSun" style:language-asian="zh" style:country-asian="CN" style:font-name-complex="TimesNewRoman"/>
    </style:style>
    <style:style style:name="T5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<text:placeholder text:placeholder-type="text">&lt;o.name&gt;</text:placeholder></text:span>. </text:p>
      <text:p text:style-name="P2">Company Registration No: <text:span text:style-name="T3"><text:placeholder text:placeholder-type="text">&lt;o.uen&gt;</text:placeholder></text:span> </text:p>
      <text:p text:style-name="P2">(Incorporated in the Republic of Singapore) </text:p>
      <text:p text:style-name="P5"><text:s/>(the “Company”) </text:p>
      <text:p text:style-name="P1"/>
      <text:p text:style-name="P1"/>
      <text:p text:style-name="P1"><text:span text:style-name="T1">ATTENDANCE LIST FOR THE FIRST ANNUAL GENERAL MEETING</text:span> of the members of the Company held at: </text:p>
      <text:p text:style-name="P1"/>
      <text:p text:style-name="P1"/>
      <text:p text:style-name="P3">Date and Time <text:s text:c="4"/>: <text:span text:style-name="T3"><text:placeholder text:placeholder-type="text">&lt;get_datenow()&gt;</text:placeholder></text:span><text:span text:style-name="T3"><text:tab/></text:span>at <text:span text:style-name="T3"><text:placeholder text:placeholder-type="text">&lt;get_timenow_12h()&gt;</text:placeholder></text:span></text:p>
      <text:p text:style-name="P10"/>
      <text:p text:style-name="P1"/>
      <text:p text:style-name="P1">Venue<text:tab/><text:tab/> <text:s text:c="5"/>:<text:tab/><text:span text:style-name="T4"><text:placeholder text:placeholder-type="text">&lt;get_partner_full_address(o.id)&gt;</text:placeholder></text:span></text:p>
      <text:p text:style-name="P8"/>
      <text:p text:style-name="P1"/>
      <text:p text:style-name="P1"/>
      <text:p text:style-name="P6">M E M B E R S </text:p>
      <text:p text:style-name="P1"/>
      <text:p text:style-name="P9"><text:placeholder text:placeholder-type="text">&lt;for each="line in get_1directorin1line(o.id)"&gt;</text:placeholder></text:p>
      <text:p text:style-name="P9"/>
      <text:p text:style-name="P9"/>
      <text:p text:style-name="P1"/>
      <text:p text:style-name="P4"><text:span text:style-name="T5"><text:placeholder text:placeholder-type="text">&lt;line['name']&gt;</text:placeholder></text:span><text:span text:style-name="T5"><text:tab/></text:span>: <text:s text:c="2"/>_________________________________________ 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42:04</meta:creation-date>
    <dc:date>2015-12-17T08:08:32</dc:date>
    <dc:creator>phung11764 </dc:creator>
    <meta:editing-duration>PT31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11" meta:word-count="54" meta:character-count="429" meta:non-whitespace-character-count="365"/>
  </office:meta>
</office:document-meta>
</file>